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fo:color="#ff6600"/>
    </style:style>
    <style:style style:name="T1" style:family="text">
      <style:text-properties fo:color="#ff66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Heading_20_1" text:outline-level="1">Pruebas 4445 09-Jun-2020</text:h>
      <text:p text:style-name="Text_20_body"/>
      <text:list xml:id="list6337607840333907140" text:style-name="L1">
        <text:list-item>
          <text:p text:style-name="P1">Dispensamos R0<text:line-break/>4.0 BAR pressure<text:line-break/>0.5 “H20 vacuum<text:line-break/>Timing mode<text:line-break/>StartDelay <text:tab/>200ms <text:s text:c="6"/>%Retardo entro que se da la orden de dispensar y empieza a moverse<text:line-break/>Time <text:tab/><text:tab/>Tline – 380ms<text:tab/>%Tiempo medido de línea -380ms (Tiempo en ejecutar la orden la dispensadora)</text:p>
          <text:p text:style-name="P2">Gotea un poco y va goteando, además deja mucha gota al final de cada línea</text:p>
        </text:list-item>
        <text:list-item>
          <text:p text:style-name="P1">Dispensamos R0<text:line-break/>4.0 BAR pressure<text:line-break/>0.6 “H20 vacuum<text:line-break/>Timing mode<text:line-break/>StartDelay <text:tab/>200ms<text:line-break/>Time <text:tab/><text:tab/>Tline – 380ms</text:p>
        </text:list-item>
      </text:list>
      <text:p text:style-name="Text_20_body"><text:tab/><text:span text:style-name="T1">Gotea muy muy poco , pero sigue quedando mucha gota al final de cada línea<text:line-break/><text:tab/>Ha dado error la dispensadora porque la presión a la entrada ha bajado de 4 bares durante un instante. Línea 17 de 28</text:span></text:p>
      <text:list xml:id="list31791984" text:continue-numbering="true" text:style-name="L1">
        <text:list-item>
          <text:p text:style-name="P1">Dispensamos R0<text:line-break/>4.0 BAR pressure<text:line-break/>0.6 “H20 vacuum<text:line-break/>Timing mode<text:line-break/>StartDelay <text:tab/>200ms<text:line-break/>Time <text:tab/><text:tab/>Tline – 450ms</text:p>
        </text:list-item>
      </text:list>
      <text:p text:style-name="Text_20_body"><text:tab/><text:span text:style-name="T1">Ha dado error la dispensadora porque la presión a la entrada ha bajado de 4 bares durante un instante. Línea 7 de 28.</text:span></text:p>
      <text:list xml:id="list31785353" text:continue-numbering="true" text:style-name="L1">
        <text:list-item>
          <text:p text:style-name="P1">Dispensamos R0<text:line-break/>4.0 BAR pressure<text:line-break/>0.6 “H20 vacuum<text:line-break/>Timing mode<text:line-break/>StartDelay <text:tab/>0ms<text:line-break/>Time <text:tab/><text:tab/>Tline – 450ms<text:line-break/>Añadimos retardo entre línea y línea para que le de tiempo a recuperar la presión antes de volver a dispensar. (0.5 segundos)</text:p>
        </text:list-item>
      </text:list>
      <text:p text:style-name="Text_20_body"><text:span text:style-name="T1">Ha dado error la dispensadora porque la presión a la entrada ha bajado de 4 bares durante un instante. Línea 16 de 28.</text:span></text:p>
      <text:p text:style-name="Text_20_body"><text:span text:style-name="T1">El problema no está en el tiempo de recuperación, el retardo entre líneas no ha ayudado.</text:span></text:p>
      <text:p text:style-name="Text_20_body"><text:span text:style-name="T1">El StartDelay que habíamos quitado... bueno, pues hay que volver a ponerlo, hace falta.</text:span></text:p>
      <text:list xml:id="list31791045" text:continue-numbering="true" text:style-name="L1">
        <text:list-item>
          <text:p text:style-name="P1">Dispensamos R0<text:line-break/>4.0 BAR pressure<text:line-break/>0.7 “H20 vacuum<text:line-break/>Timing mode<text:line-break/>StartDelay <text:tab/>150ms<text:line-break/><text:soft-page-break/>Time <text:tab/><text:tab/>Tline – 450ms<text:line-break/>Añadimos retardo entre línea y línea para que le de tiempo a recuperar la presión antes de volver a dispensar.(0.5 segundos)</text:p>
        </text:list-item>
      </text:list>
      <text:p text:style-name="Text_20_body"/>
      <text:p text:style-name="Text_20_body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7-09T11:15:00.52</meta:creation-date>
    <meta:document-statistic meta:table-count="0" meta:image-count="0" meta:object-count="0" meta:page-count="2" meta:paragraph-count="12" meta:word-count="285" meta:character-count="1602"/>
    <dc:date>2020-07-09T11:57:15.30</dc:date>
    <meta:editing-duration>PT11M34S</meta:editing-duration>
    <meta:editing-cycles>1</meta:editing-cycles>
    <meta:generator>OpenOffice/4.1.5$Win32 OpenOffice.org_project/415m1$Build-9789</meta:generator>
  </office:meta>
</office:document-meta>
</file>